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" svg:font-family="Arial" style:font-pitch="variable"/>
    <style:font-face style:name="OpenSymbol3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38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top="0.127cm" fo:margin-bottom="0cm"/>
    </style:style>
    <style:style style:name="P5" style:family="paragraph">
      <style:paragraph-properties fo:margin-left="0cm" fo:margin-right="0cm" fo:margin-top="0.374cm" fo:margin-bottom="0cm" fo:text-indent="0cm"/>
      <style:text-properties fo:hyphenate="false" loext:hyphenation-no-caps="false"/>
    </style:style>
    <style:style style:name="P6" style:family="paragraph">
      <style:paragraph-properties fo:margin-left="0cm" fo:margin-right="0cm" fo:margin-top="0.3cm" fo:margin-bottom="0cm" fo:text-indent="0cm"/>
      <style:text-properties fo:hyphenate="false" loext:hyphenation-no-caps="false"/>
    </style:style>
    <style:style style:name="P7" style:family="paragraph">
      <style:paragraph-properties fo:margin-top="0.127cm" fo:margin-bottom="0cm" style:writing-mode="lr-tb"/>
      <style:text-properties fo:font-size="14pt" style:font-size-asian="24pt" style:font-size-complex="2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60pt"/>
    </style:style>
    <style:style style:name="T2" style:family="text">
      <style:text-properties fo:font-size="14pt" style:font-size-asian="24pt" style:font-size-complex="24pt"/>
    </style:style>
    <style:style style:name="T3" style:family="text">
      <style:text-properties fo:color="#000000" loext:opacity="100%" fo:font-size="14pt" style:font-size-asian="24pt" style:font-size-complex="24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.199cm" svg:height="3.38cm" svg:x="1.27cm" svg:y="5.32cm" presentation:class="title" presentation:user-transformed="true">
          <draw:text-box>
            <text:p><text:span text:style-name="T1">G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3">GCODE</text:p>
          </draw:text-box>
        </draw:frame>
        <draw:frame presentation:style-name="pr4" draw:text-style-name="P7" draw:layer="layout" svg:width="26.63cm" svg:height="10.16cm" svg:x="0.67cm" svg:y="2.54cm" presentation:class="outline" presentation:user-transformed="true">
          <draw:text-box>
            <text:list text:style-name="L2">
              <text:list-item>
                <text:p text:style-name="P4"><text:span text:style-name="T2">GCODE je programovací jazyk vyvinutý pro CNC obráběcí stroje (1950)</text:span></text:p>
              </text:list-item>
              <text:list-item>
                <text:p text:style-name="P4"><text:span text:style-name="T2">3D tisk dokumentace</text:span></text:p>
                <text:list>
                  <text:list-item>
                    <text:p><text:span text:style-name="T2"><text:a xlink:href="https://reprap.org/wiki/G-code" xlink:type="simple">https://reprap.org/wiki/G-code</text:a></text:span></text:p>
                  </text:list-item>
                  <text:list-item>
                    <text:p><text:span text:style-name="T2"><text:a xlink:href="https://marlinfw.org/meta/gcode" xlink:type="simple">https://marlinfw.org/meta/gcode</text:a></text:span></text:p>
                  </text:list-item>
                </text:list>
              </text:list-item>
              <text:list-item>
                <text:p><text:span text:style-name="T2">G-code je seznam polí oddělených bílými znaky nebo konci řádek. Pole může být příkaz, parametr nebo mít speciální význam. Pole se skládá z 1 písmena přímo následovaného číslem (bez mezery) např M600 nebo pouze písmeno bez čísla (Flag).</text:span></text:p>
              </text:list-item>
              <text:list-item>
                <text:p text:style-name="P5"><text:span text:style-name="T2">Příkazy</text:span><text:span text:style-name="T3"> </text:span></text:p>
                <text:list>
                  <text:list-item>
                    <text:p><text:span text:style-name="T4">G</text:span><text:span text:style-name="T2"> – přípravná funkce (Go), většinou pohyby</text:span></text:p>
                  </text:list-item>
                  <text:list-item>
                    <text:p><text:span text:style-name="T4">M</text:span><text:span text:style-name="T2"> – pomocná <text:s/>funkce („Miscellaneous function“ často nesprávně označovaná „Machine“) například ovládání ventilátoru, výměna filamentu ...</text:span></text:p>
                  </text:list-item>
                </text:list>
              </text:list-item>
              <text:list-item>
                <text:p><text:span text:style-name="T2">Speciální</text:span></text:p>
                <text:list>
                  <text:list-item>
                    <text:p><text:span text:style-name="T4">N</text:span><text:span text:style-name="T5"> </text:span><text:span text:style-name="T2">– line number např. „N0“ a končit checksumem </text:span></text:p>
                  </text:list-item>
                  <text:list-item>
                    <text:p text:style-name="P6"><text:span text:style-name="T4">*</text:span><text:span text:style-name="T5"> – checksum na konci řádku – pouze xor, velmi nízké zabezpečení </text:span><text:span text:style-name="T2">např. „*15“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3">GCODE příklad</text:p>
          </draw:text-box>
        </draw:frame>
        <draw:frame presentation:style-name="pr4" draw:text-style-name="P7" draw:layer="layout" svg:width="26.63cm" svg:height="10.16cm" svg:x="0.67cm" svg:y="2.54cm" presentation:class="outline" presentation:user-transformed="true">
          <draw:text-box>
            <text:list text:style-name="L2">
              <text:list-item>
                <text:p text:style-name="P4"><text:span text:style-name="T6">Příklad: </text:span><text:span text:style-name="T4">N2377 G1 F900 X102.736 Y147.991 E2522.5384*3</text:span><text:span text:style-name="T5"> </text:span></text:p>
                <text:list>
                  <text:list-item>
                    <text:p><text:span text:style-name="T4">N2377</text:span><text:span text:style-name="T2"> – řádek 2377</text:span></text:p>
                  </text:list-item>
                  <text:list-item>
                    <text:p><text:span text:style-name="T4">G1</text:span><text:span text:style-name="T2"> – extrudující pohyb </text:span></text:p>
                  </text:list-item>
                  <text:list-item>
                    <text:p text:style-name="P6"><text:span text:style-name="T4">F900 </text:span><text:span text:style-name="T2">– feedrate 900 mm/minutu</text:span></text:p>
                  </text:list-item>
                  <text:list-item>
                    <text:p text:style-name="P6"><text:span text:style-name="T4">X102.736 </text:span><text:span text:style-name="T2">– pozice osy X, může být absolutní i relativní</text:span></text:p>
                  </text:list-item>
                  <text:list-item>
                    <text:p text:style-name="P6"><text:span text:style-name="T4">Y147.991 </text:span><text:span text:style-name="T5">– </text:span><text:span text:style-name="T2">pozice osy Y, může být absolutní i relativní</text:span></text:p>
                  </text:list-item>
                  <text:list-item>
                    <text:p text:style-name="P6"><text:span text:style-name="T4">E2522.5384 </text:span><text:span text:style-name="T2">– pozice extruderu (podle velikosti nejspíš absolutní)</text:span></text:p>
                  </text:list-item>
                  <text:list-item>
                    <text:p text:style-name="P6"><text:span text:style-name="T4">*3 </text:span><text:span text:style-name="T2">– checks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" svg:font-family="Arial" style:font-pitch="variable"/>
    <style:font-face style:name="OpenSymbol3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cs" fo:country="CZ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" style:font-family-asian="Arial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" style:font-family-asian="Arial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" style:font-family-asian="Arial" style:font-pitch-asian="variable" style:font-size-asian="14pt" style:font-weight-asian="bol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>
        <text:list-style style:name="Blue_5f_Curve1-backgroundobjects" style:display-name="Blue_Curve1-backgroundobjects">
          <text:list-level-style-bullet text:level="1" text:bullet-char="●">
            <style:list-level-properties text:space-before="0.254cm" text:min-label-width="0.508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ffffff" loext:opacity="100%" style:letter-kerning="true" fo:hyphenate="false" loext:hyphenation-no-caps="fals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254cm" text:min-label-width="0.508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8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none" draw:fill-color="#ffffff"/>
      <style:paragraph-properties style:writing-mode="lr-tb"/>
      <style:text-properties fo:font-size="18pt"/>
    </style:style>
    <style:style style:name="MP12" style:family="paragraph">
      <loext:graphic-properties draw:fill="gradient" draw:fill-gradient-name="Gradient_20_10"/>
      <style:paragraph-properties fo:text-align="center"/>
    </style:style>
    <style:style style:name="MP13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-color="#ccccc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254cm" text:min-label-width="0.508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6" draw:text-style-name="MP10" draw:layer="backgroundobjects" svg:width="25.199cm" svg:height="9.135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draw:style-name="Mgr6" draw:text-style-name="MP10" draw:layer="backgroundobjects" svg:width="17.999cm" svg:height="9.135cm" svg:x="4.4cm" svg:y="1.8cm">
        <draw:text-box>
          <text:p/>
        </draw:text-box>
      </draw:frame>
      <draw:frame draw:style-name="Mgr7" draw:text-style-name="MP11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8" draw:text-style-name="MP12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3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4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3T15:13:32.400000000</meta:creation-date>
    <meta:editing-duration>P1DT19H6M19S</meta:editing-duration>
    <meta:editing-cycles>109</meta:editing-cycles>
    <meta:generator>LibreOffice/7.0.5.2$Windows_X86_64 LibreOffice_project/64390860c6cd0aca4beafafcfd84613dd9dfb63a</meta:generator>
    <dc:title>Blue Curve</dc:title>
    <dc:date>2021-05-18T21:45:26.245000000</dc:date>
    <meta:document-statistic meta:object-count="69"/>
  </office:meta>
</office:document-meta>
</file>